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76e" officeooo:paragraph-rsid="0003d76e"/>
    </style:style>
    <style:style style:name="P2" style:family="paragraph" style:parent-style-name="Standard">
      <style:text-properties officeooo:rsid="0004f63d" officeooo:paragraph-rsid="0004f63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f63d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aed82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ed82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das primeiras doações feitas foi a da ilha de <text:span text:style-name="T1">Itaparica</text:span><text:span text:style-name="T2">, a 10 de Novembro de 1556, ao conde de </text:span><text:span text:style-name="T1">Castanheira</text:span><text:span text:style-name="T2">, D. </text:span><text:span text:style-name="T1">Antonio de Athaide</text:span><text:span text:style-name="T2">, como parte do morgado instituído por sua mãe D. </text:span><text:span text:style-name="T1">Violante de Távora. </text:span><text:span text:style-name="T2">Houve pleito judiciário entre o Conde de Castanheira e a Câmara Municipal da Bahia, que se opôs à jurisdição desse fidalgo sobre a Ilha. O resultado foi contrário à Câmara. </text:span><text:span text:style-name="T3">(FREIRE, 1906, pp. 15-16)</text:span></text:p>
      <text:p text:style-name="P1"><text:span text:style-name="T3"/></text:p>
      <text:p text:style-name="P2"><text:span text:style-name="T3">F</text:span><text:span text:style-name="T2">REIRE, Felisbello. </text:span><text:span text:style-name="T4">História territorial do Brazil</text:span><text:span text:style-name="T5">,</text:span><text:span text:style-name="T7"> </text:span><text:span text:style-name="T6">1º vol. (Bahia, Sergipe e Espírito Santo). Rio de Janeiro: Typ. Do “Jornal do Commercio” de Rodrigues &amp; C., 190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8:50:58.077210674</meta:creation-date>
    <dc:date>2016-05-05T19:19:05.291632305</dc:date>
    <meta:editing-duration>PT17M57S</meta:editing-duration>
    <meta:editing-cycles>1</meta:editing-cycles>
    <meta:document-statistic meta:table-count="0" meta:image-count="0" meta:object-count="0" meta:page-count="1" meta:paragraph-count="2" meta:word-count="97" meta:character-count="566" meta:non-whitespace-character-count="471"/>
    <meta:generator>LibreOffice/5.1.2.2$Linux_X86_64 LibreOffice_project/10m0$Build-2</meta:generator>
  </office:meta>
</office:document-meta>
</file>